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4.796cm" fo:break-before="auto" style:use-optimal-row-height="true"/>
    </style:style>
    <style:style style:name="ro26" style:family="table-row">
      <style:table-row-properties style:row-height="2.427cm" fo:break-before="auto" style:use-optimal-row-height="true"/>
    </style:style>
    <style:style style:name="ro27" style:family="table-row">
      <style:table-row-properties style:row-height="0.961cm" fo:break-before="auto" style:use-optimal-row-height="true"/>
    </style:style>
    <style:style style:name="ro28" style:family="table-row">
      <style:table-row-properties style:row-height="0.792cm" fo:break-before="auto" style:use-optimal-row-height="true"/>
    </style:style>
    <style:style style:name="ro29"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vertical-align="middle"/>
      <style:paragraph-properties fo:text-align="end" fo:margin-left="0cm"/>
      <style:text-properties fo:font-size="15pt" style:font-size-asian="15pt" style:font-size-complex="15pt"/>
    </style:style>
    <style:style style:name="ce5" style:family="table-cell" style:parent-style-name="Default">
      <style:table-cell-properties style:text-align-source="fix" style:repeat-content="false" fo:border="0.002cm solid #000000" style:vertical-align="middle"/>
      <style:paragraph-properties fo:text-align="center" fo:margin-left="0cm"/>
      <style:text-properties fo:font-size="14pt" style:font-size-asian="14pt" style:font-size-complex="14pt"/>
    </style:style>
    <style:style style:name="ce6" style:family="table-cell" style:parent-style-name="Default">
      <style:table-cell-properties fo:background-color="#ffff99"/>
      <style:text-properties fo:font-size="14pt" style:font-size-asian="14pt" style:font-size-complex="14pt"/>
    </style:style>
    <style:style style:name="ce7"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data-style-name="N111">
      <style:text-properties fo:font-size="14pt" style:font-size-asian="14pt" style:font-size-complex="14pt"/>
    </style:style>
    <style:style style:name="ce13"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4"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5"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7"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8"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9"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20" style:family="table-cell" style:parent-style-name="Default">
      <style:table-cell-properties fo:wrap-option="wrap" fo:border="0.002cm solid #000000"/>
      <style:text-properties style:font-name="Tunga" fo:font-size="18pt" fo:language="en" fo:country="US" style:font-name-asian="Tahoma" style:font-size-asian="18pt" style:language-asian="en" style:country-asian="US" style:font-name-complex="Tunga" style:font-size-complex="18pt" style:language-complex="en" style:country-complex="US"/>
    </style:style>
    <style:style style:name="ce21"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2"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3" style:family="table-cell" style:parent-style-name="Default">
      <style:table-cell-properties fo:wrap-option="no-wrap"/>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5" style:family="table-cell" style:parent-style-name="Default" style:data-style-name="N112">
      <style:table-cell-properties fo:background-color="#ffff99"/>
      <style:text-properties fo:font-size="14pt" style:font-size-asian="14pt" style:font-size-complex="14pt"/>
    </style:style>
    <style:style style:name="ce2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7"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7"/>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6" office:value-type="string">
            <text:p>entry</text:p>
          </table:table-cell>
          <table:table-cell table:style-name="ce10"/>
          <table:table-cell table:style-name="ce6" office:value-type="string">
            <text:p>sentence</text:p>
          </table:table-cell>
          <table:table-cell table:style-name="ce6" table:number-columns-repeated="3"/>
          <table:table-cell table:style-name="ce6" office:value-type="string">
            <text:p>id</text:p>
          </table:table-cell>
          <table:table-cell table:style-name="ce6" table:number-columns-repeated="3"/>
          <table:table-cell table:style-name="ce25"/>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5" office:value-type="float" office:value="1">
            <text:p>1</text:p>
          </table:table-cell>
          <table:table-cell table:style-name="ce7" office:value-type="date" office:date-value="2022-02-03T10:14:12">
            <text:p>0203</text:p>
          </table:table-cell>
          <table:table-cell table:style-name="ce11" office:value-type="string">
            <text:p>p-1</text:p>
          </table:table-cell>
          <table:table-cell table:style-name="ce13"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21" office:value-type="string">
            <text:p>https://eco.mtk.nao.ac.jp/cgi-bin/koyomi/skymap.cgi</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5" table:formula="of:=[.B2]+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małej działce. Obaj. (2) Nie zeszli. Karmi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5" table:formula="of:=[.B3]+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바람 없음. 그만큼 춥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5" table:formula="of:=[.B4]+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5" table:formula="of:=[.B5]+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5" table:formula="of:=[.B6]+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5" table:formula="of:=[.B7]+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5" table:formula="of:=[.B8]+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5" table:formula="of:=[.B9]+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5" table:formula="of:=[.B10]+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5" table:formula="of:=[.B11]+1" office:value-type="float" office:value="11">
            <text:p>11</text:p>
          </table:table-cell>
          <table:table-cell table:style-name="ce7"/>
          <table:table-cell table:style-name="ce11" office:value-type="string">
            <text:p>r-1</text:p>
          </table:table-cell>
          <table:table-cell table:style-name="ce13"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5" office:value-type="float" office:value="1">
            <text:p>1</text:p>
          </table:table-cell>
          <table:table-cell table:style-name="ce7" office:value-type="date" office:date-value="2022-02-04T10:07:07.11">
            <text:p>0204</text:p>
          </table:table-cell>
          <table:table-cell table:style-name="ce11" office:value-type="string">
            <text:p>p-1</text:p>
          </table:table-cell>
          <table:table-cell table:style-name="ce13"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5" table:formula="of:=[.B1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działce. Jego róg. &lt;1&gt; Opadłe liście. Piętrzą się.</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5" table:formula="of:=[.B1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5" table:formula="of:=[.B1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5" table:formula="of:=[.B1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5" office:value-type="float" office:value="1">
            <text:p>1</text:p>
          </table:table-cell>
          <table:table-cell table:style-name="ce7" office:value-type="date" office:date-value="2022-02-06T09:43:18.53">
            <text:p>0206</text:p>
          </table:table-cell>
          <table:table-cell table:style-name="ce11" office:value-type="string">
            <text:p>p-1</text:p>
          </table:table-cell>
          <table:table-cell table:style-name="ce13"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5" table:formula="of:=[.B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5" table:formula="of:=[.B1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5" table:formula="of:=[.B2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5" table:formula="of:=[.B2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갑소리 내기.</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5" table:formula="of:=[.B22]+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5" table:formula="of:=[.B23]+1" office:value-type="float" office:value="7">
            <text:p>7</text:p>
          </table:table-cell>
          <table:table-cell table:style-name="ce7"/>
          <table:table-cell table:style-name="ce11" office:value-type="string">
            <text:p>a-2</text:p>
          </table:table-cell>
          <table:table-cell table:style-name="ce13" table:number-columns-spanned="3" table:number-rows-spanned="1"/>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5" table:formula="of:=[.B24]+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5" table:formula="of:=[.B25]+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5" table:formula="of:=[.B26]+1" office:value-type="float" office:value="10">
            <text:p>10</text:p>
          </table:table-cell>
          <table:table-cell table:style-name="ce7"/>
          <table:table-cell table:style-name="ce11" office:value-type="string">
            <text:p>h-2</text:p>
          </table:table-cell>
          <table:table-cell table:style-name="ce14" office:value-type="string" table:number-columns-spanned="3" table:number-rows-spanned="1">
            <text:p>यह कौन सा होगा।</text:p>
            <text:p>yee / koon-sa[kto`ry / hoga[stanie sie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5" table:formula="of:=[.B27]+1" office:value-type="float" office:value="11">
            <text:p>11</text:p>
          </table:table-cell>
          <table:table-cell table:style-name="ce7"/>
          <table:table-cell table:style-name="ce11" office:value-type="string">
            <text:p>c-1</text:p>
          </table:table-cell>
          <table:table-cell table:style-name="ce13"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table-cell table:style-name="ce5" table:formula="of:=[.B28]+1" office:value-type="float" office:value="12">
            <text:p>12</text:p>
          </table:table-cell>
          <table:table-cell table:style-name="ce7"/>
          <table:table-cell table:style-name="ce11" office:value-type="string">
            <text:p>c-2</text:p>
          </table:table-cell>
          <table:table-cell table:style-name="ce13"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table:table-cell table:number-columns-repeated="1010"/>
        </table:table-row>
        <table:table-row table:style-name="ro8">
          <table:table-cell table:style-name="ce2" table:formula="of:=ROW()-1" office:value-type="float" office:value="29">
            <text:p>29</text:p>
          </table:table-cell>
          <table:table-cell table:style-name="ce5" table:formula="of:=[.B29]+1" office:value-type="float" office:value="13">
            <text:p>13</text:p>
          </table:table-cell>
          <table:table-cell table:style-name="ce7"/>
          <table:table-cell table:style-name="ce11" office:value-type="string">
            <text:p>r-1</text:p>
          </table:table-cell>
          <table:table-cell table:style-name="ce13"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5" office:value-type="float" office:value="1">
            <text:p>1</text:p>
          </table:table-cell>
          <table:table-cell table:style-name="ce7" office:value-type="date" office:date-value="2022-02-07T09:12:36.18">
            <text:p>0207</text:p>
          </table:table-cell>
          <table:table-cell table:style-name="ce11" office:value-type="string">
            <text:p>p-1</text:p>
          </table:table-cell>
          <table:table-cell table:style-name="ce13"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5" table:formula="of:=[.B3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5" table:formula="of:=[.B3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5" table:formula="of:=[.B3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 대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5" table:formula="of:=[.B3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5" table:formula="of:=[.B3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5" table:formula="of:=[.B36]+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5" table:formula="of:=[.B37]+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5" table:formula="of:=[.B38]+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5" table:formula="of:=[.B39]+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5" table:formula="of:=[.B40]+1" office:value-type="float" office:value="11">
            <text:p>11</text:p>
          </table:table-cell>
          <table:table-cell table:style-name="ce7"/>
          <table:table-cell table:style-name="ce11" office:value-type="string">
            <text:p>c-2</text:p>
          </table:table-cell>
          <table:table-cell table:style-name="ce13"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5" table:formula="of:=[.B41]+1" office:value-type="float" office:value="12">
            <text:p>12</text:p>
          </table:table-cell>
          <table:table-cell table:style-name="ce7"/>
          <table:table-cell table:style-name="ce11" office:value-type="string">
            <text:p>r-1</text:p>
          </table:table-cell>
          <table:table-cell table:style-name="ce13" office:value-type="string" table:number-columns-spanned="3" table:number-rows-spanned="1">
            <text:p>бе'лые во'лосы растут на мое'&lt;je&gt;й голо'в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5" office:value-type="float" office:value="1">
            <text:p>1</text:p>
          </table:table-cell>
          <table:table-cell table:style-name="ce7" office:value-type="date" office:date-value="2022-02-08T10:28:26.55">
            <text:p>0208</text:p>
          </table:table-cell>
          <table:table-cell table:style-name="ce11" office:value-type="string">
            <text:p>p-1</text:p>
          </table:table-cell>
          <table:table-cell table:style-name="ce13"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5" table:formula="of:=[.B4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5" table:formula="of:=[.B4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21" office:value-type="string">
            <text:p><text:a xlink:href="https://www.astroarts.co.jp/alacarte/kiso/kiso02-j.shtml">https://www.astroarts.co.jp/alacarte/kiso/kiso02-j.shtml</text:a> 天球と座標系</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5" table:formula="of:=[.B4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5" table:formula="of:=[.B4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2) 구멍 3. 갑 소리. 반음. --&gt; 어려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5" table:formula="of:=[.B47]+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5" table:formula="of:=b#ref!+1" office:value-type="string" office:string-value="エラー:509">
            <text:p>エラー:509</text:p>
          </table:table-cell>
          <table:table-cell table:style-name="ce7"/>
          <table:table-cell table:style-name="ce11" office:value-type="string">
            <text:p>f-1</text:p>
          </table:table-cell>
          <table:table-cell table:style-name="ce13"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5" table:formula="of:=[.B49]+1" office:value-type="float" office:value="0">
            <text:p>エラー:509</text:p>
          </table:table-cell>
          <table:table-cell table:style-name="ce7"/>
          <table:table-cell table:style-name="ce11" office:value-type="string">
            <text:p>h-1</text:p>
          </table:table-cell>
          <table:table-cell table:style-name="ce14"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5" table:formula="of:=[.B50]+1" office:value-type="float" office:value="0">
            <text:p>エラー:509</text:p>
          </table:table-cell>
          <table:table-cell table:style-name="ce7"/>
          <table:table-cell table:style-name="ce11" office:value-type="string">
            <text:p>c-1</text:p>
          </table:table-cell>
          <table:table-cell table:style-name="ce13"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5" table:formula="of:=[.B51]+1" office:value-type="float" office:value="0">
            <text:p>エラー:509</text:p>
          </table:table-cell>
          <table:table-cell table:style-name="ce7"/>
          <table:table-cell table:style-name="ce11" office:value-type="string">
            <text:p>r-1</text:p>
          </table:table-cell>
          <table:table-cell table:style-name="ce13"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5" table:formula="of:=[.B52]+1" office:value-type="float" office:value="0">
            <text:p>エラー:509</text:p>
          </table:table-cell>
          <table:table-cell table:style-name="ce7"/>
          <table:table-cell table:style-name="ce11" office:value-type="string">
            <text:p>v-1</text:p>
          </table:table-cell>
          <table:table-cell table:style-name="ce14"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5" table:formula="of:=[.B53]+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21" office:value-type="string">
            <text:p>https://www.city.kawasaki.jp/170/page/0000136635.html</text:p>
          </table:table-cell>
          <table:table-cell table:style-name="Default" office:value-type="string">
            <text:p>diary_20220208_122422[kakusaiR2].ods</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5" office:value-type="float" office:value="1">
            <text:p>1</text:p>
          </table:table-cell>
          <table:table-cell table:style-name="ce7" office:value-type="date" office:date-value="2022-02-09T10:48:24.11">
            <text:p>0209</text:p>
          </table:table-cell>
          <table:table-cell table:style-name="ce11" office:value-type="string">
            <text:p>p-1</text:p>
          </table:table-cell>
          <table:table-cell table:style-name="ce13" office:value-type="string" table:number-columns-spanned="3" table:number-rows-spanned="1">
            <text:p>wtorek, ósmy luta. / (1) Księżyca, widoczna. &lt;1&gt; Mgła[fog.e w niebie, cienko[thinly.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5" table:formula="of:=[.B5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5" table:formula="of:=[.B5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5" table:formula="of:=[.B5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5" table:formula="of:=[.B5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5" table:formula="of:=[.B5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5" table:formula="of:=[.B60]+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5" table:formula="of:=[.B61]+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5" table:formula="of:=[.B62]+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5" table:formula="of:=[.B63]+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5" table:formula="of:=[.B64]+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2" office:value-type="string">
            <text:p>https://www.pref.kanagawa.jp/documents/12041/geppou_r4_1.pdf</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5" table:formula="of:=[.B65]+1" office:value-type="float" office:value="12">
            <text:p>12</text:p>
          </table:table-cell>
          <table:table-cell table:style-name="ce7"/>
          <table:table-cell table:style-name="ce11" office:value-type="string">
            <text:p>s-1</text:p>
          </table:table-cell>
          <table:table-cell table:style-name="ce15"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5" office:value-type="float" office:value="1">
            <text:p>1</text:p>
          </table:table-cell>
          <table:table-cell table:style-name="ce7" office:value-type="date" office:date-value="2022-02-10T12:11:48.57">
            <text:p>0210</text:p>
          </table:table-cell>
          <table:table-cell table:style-name="ce11" office:value-type="string">
            <text:p>p-1</text:p>
          </table:table-cell>
          <table:table-cell table:style-name="ce13" office:value-type="string" table:number-columns-spanned="3" table:number-rows-spanned="1">
            <text:p>środa, dziewiąty luta. / Widziałem księżyc? Nie pamięta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5" table:formula="of:=[.B67]+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5" table:formula="of:=[.B68]+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5" table:formula="of:=[.B69]+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5" table:formula="of:=[.B70]+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갑음. (2) 자유 연주도.</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5" table:formula="of:=[.B71]+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5" table:formula="of:=[.B72]+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5" table:formula="of:=[.B73]+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5" table:formula="of:=[.B74]+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5" table:formula="of:=[.B75]+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5" table:formula="of:=[.B76]+1" office:value-type="float" office:value="11">
            <text:p>11</text:p>
          </table:table-cell>
          <table:table-cell table:style-name="ce7"/>
          <table:table-cell table:style-name="ce11" office:value-type="string">
            <text:p>v-1</text:p>
          </table:table-cell>
          <table:table-cell table:style-name="ce16"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5" table:formula="of:=[.B77]+1" office:value-type="float" office:value="12">
            <text:p>12</text:p>
          </table:table-cell>
          <table:table-cell table:style-name="ce7"/>
          <table:table-cell table:style-name="ce11" office:value-type="string">
            <text:p>s-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5" office:value-type="float" office:value="1">
            <text:p>1</text:p>
          </table:table-cell>
          <table:table-cell table:style-name="ce7" office:value-type="date" office:date-value="2022-02-11T11:21:13.18">
            <text:p>0211</text:p>
          </table:table-cell>
          <table:table-cell table:style-name="ce11" office:value-type="string">
            <text:p>p-1</text:p>
          </table:table-cell>
          <table:table-cell table:style-name="ce13"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5" table:formula="of:=[.B7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5" table:formula="of:=[.B8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5" table:formula="of:=[.B8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5" table:formula="of:=[.B82]+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5" table:formula="of:=[.B83]+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5" table:formula="of:=[.B84]+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5" table:formula="of:=[.B85]+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5" table:formula="of:=[.B86]+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5" table:formula="of:=[.B87]+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2" office:value-type="string">
            <text:p>https://www.sportsphysiouk.co.uk/2017/09/07/cpd-forearm-wrist-hand/</text:p>
          </table:table-cell>
          <table:table-cell table:style-name="ce23"/>
          <table:table-cell table:style-name="ce22"/>
          <table:table-cell table:style-name="Default"/>
          <table:table-cell table:style-name="ce24"/>
          <table:table-cell table:style-name="ce26"/>
          <table:table-cell table:style-name="ce12"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5" table:formula="of:=[.B88]+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5" table:formula="of:=[.B89]+1" office:value-type="float" office:value="12">
            <text:p>12</text:p>
          </table:table-cell>
          <table:table-cell table:style-name="ce7"/>
          <table:table-cell table:style-name="ce11" office:value-type="string">
            <text:p>s-1</text:p>
          </table:table-cell>
          <table:table-cell table:style-name="ce17"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5" office:value-type="float" office:value="1">
            <text:p>1</text:p>
          </table:table-cell>
          <table:table-cell table:style-name="ce7" office:value-type="date" office:date-value="2022-02-13T14:05:45.39">
            <text:p>0213</text:p>
          </table:table-cell>
          <table:table-cell table:style-name="ce11" office:value-type="string">
            <text:p>p-1</text:p>
          </table:table-cell>
          <table:table-cell table:style-name="ce13" office:value-type="string" table:number-columns-spanned="3" table:number-rows-spanned="1">
            <text:p>Sobota, dwunasty luta. / Dzień dla pracy. / Czas kiedy wróciłem do domu, był 18:50.</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5" table:formula="of:=[.B9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5" table:formula="of:=[.B9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5" table:formula="of:=[.B9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5" table:formula="of:=[.B9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5" table:formula="of:=[.B9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5" table:formula="of:=[.B96]+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5" office:value-type="float" office:value="1">
            <text:p>1</text:p>
          </table:table-cell>
          <table:table-cell table:style-name="ce7" office:value-type="date" office:date-value="2022-02-14T09:58:55.08">
            <text:p>0214</text:p>
          </table:table-cell>
          <table:table-cell table:style-name="ce11" office:value-type="string">
            <text:p>p-1</text:p>
          </table:table-cell>
          <table:table-cell table:style-name="ce13"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5" table:formula="of:=[.B9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ogrodzeniu. (2) Pada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5" table:formula="of:=[.B9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5" table:formula="of:=[.B10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5" table:formula="of:=[.B10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작곡. 종이에 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5" table:formula="of:=[.B102]+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5" office:value-type="float" office:value="1">
            <text:p>1</text:p>
          </table:table-cell>
          <table:table-cell table:style-name="ce7" office:value-type="date" office:date-value="2022-02-15T14:04:30.74">
            <text:p>0215</text:p>
          </table:table-cell>
          <table:table-cell table:style-name="ce11" office:value-type="string">
            <text:p>p-1</text:p>
          </table:table-cell>
          <table:table-cell table:style-name="ce13"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5" table:formula="of:=[.B10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5" table:formula="of:=[.B10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5" table:formula="of:=[.B10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2) 멜로디 연주,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5" table:formula="of:=[.B107]+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하지 않았다. (2) 시노피리 만 하자, 이후는.</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5" table:formula="of:=[.B108]+1" office:value-type="float" office:value="6">
            <text:p>6</text:p>
          </table:table-cell>
          <table:table-cell table:style-name="ce7"/>
          <table:table-cell table:style-name="ce11" office:value-type="string">
            <text:p>c-1</text:p>
          </table:table-cell>
          <table:table-cell table:style-name="ce13"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5" table:formula="of:=[.B109]+1" office:value-type="float" office:value="7">
            <text:p>7</text:p>
          </table:table-cell>
          <table:table-cell table:style-name="ce7"/>
          <table:table-cell table:style-name="ce11" office:value-type="string">
            <text:p>r-1</text:p>
          </table:table-cell>
          <table:table-cell table:style-name="ce13"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5" office:value-type="float" office:value="1">
            <text:p>1</text:p>
          </table:table-cell>
          <table:table-cell table:style-name="ce7" office:value-type="date" office:date-value="2022-02-16T10:26:03.84">
            <text:p>0216</text:p>
          </table:table-cell>
          <table:table-cell table:style-name="ce11" office:value-type="string">
            <text:p>p-1</text:p>
          </table:table-cell>
          <table:table-cell table:style-name="ce13"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5" table:formula="of:=[.B11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5" table:formula="of:=[.B11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5" table:formula="of:=[.B11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5" table:formula="of:=[.B114]+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5" table:formula="of:=b#ref!+1" office:value-type="string" office:string-value="エラー:509">
            <text:p>エラー:509</text:p>
          </table:table-cell>
          <table:table-cell table:style-name="ce7"/>
          <table:table-cell table:style-name="ce11" office:value-type="string">
            <text:p>v-1</text:p>
          </table:table-cell>
          <table:table-cell table:style-name="ce14"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5" table:formula="of:=[.B116]+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5" office:value-type="float" office:value="1">
            <text:p>1</text:p>
          </table:table-cell>
          <table:table-cell table:style-name="ce7" office:value-type="date" office:date-value="2022-02-17T09:05:15.76">
            <text:p>0217</text:p>
          </table:table-cell>
          <table:table-cell table:style-name="ce11" office:value-type="string">
            <text:p>p-1</text:p>
          </table:table-cell>
          <table:table-cell table:style-name="ce13"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5" table:formula="of:=[.B1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począdku, na ścianie, obaj. &lt;2&gt;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5" table:formula="of:=[.B119]+1" office:value-type="float" office:value="3">
            <text:p>3</text:p>
          </table:table-cell>
          <table:table-cell table:style-name="ce7"/>
          <table:table-cell table:style-name="ce11" office:value-type="string">
            <text:p>p-3</text:p>
          </table:table-cell>
          <table:table-cell table:style-name="ce13"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5" table:formula="of:=[.B120]+1" office:value-type="float" office:value="4">
            <text:p>4</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5" table:formula="of:=[.B121]+1" office:value-type="float" office:value="5">
            <text:p>5</text:p>
          </table:table-cell>
          <table:table-cell table:style-name="ce7"/>
          <table:table-cell table:style-name="ce11" office:value-type="string">
            <text:p>k-2</text:p>
          </table:table-cell>
          <table:table-cell table:style-name="ce13"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5" table:formula="of:=[.B122]+1" office:value-type="float" office:value="6">
            <text:p>6</text:p>
          </table:table-cell>
          <table:table-cell table:style-name="ce7"/>
          <table:table-cell table:style-name="ce11" office:value-type="string">
            <text:p>k-3</text:p>
          </table:table-cell>
          <table:table-cell table:style-name="ce13"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5" table:formula="of:=[.B123]+1" office:value-type="float" office:value="7">
            <text:p>7</text:p>
          </table:table-cell>
          <table:table-cell table:style-name="ce7"/>
          <table:table-cell table:style-name="ce11" office:value-type="string">
            <text:p>r-1</text:p>
          </table:table-cell>
          <table:table-cell table:style-name="ce18"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5" office:value-type="float" office:value="1">
            <text:p>1</text:p>
          </table:table-cell>
          <table:table-cell table:style-name="ce7" office:value-type="date" office:date-value="2022-02-18T10:28:31.72">
            <text:p>0218</text:p>
          </table:table-cell>
          <table:table-cell table:style-name="ce11" office:value-type="string">
            <text:p>p-1</text:p>
          </table:table-cell>
          <table:table-cell table:style-name="ce13"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5" table:formula="of:=[.B12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5" table:formula="of:=[.B12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27">
            <text:p>127</text:p>
          </table:table-cell>
          <table:table-cell table:style-name="ce5" table:formula="of:=[.B12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8">
            <text:p>128</text:p>
          </table:table-cell>
          <table:table-cell table:style-name="ce5" table:formula="of:=[.B12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9">
            <text:p>129</text:p>
          </table:table-cell>
          <table:table-cell table:style-name="ce5" table:formula="of:=[.B12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2"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3" office:value-type="string">
            <text:p>##:20220221_102836</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5" table:formula="of:=[.B130]+1" office:value-type="float" office:value="7">
            <text:p>7</text:p>
          </table:table-cell>
          <table:table-cell table:style-name="ce7"/>
          <table:table-cell table:style-name="ce11" office:value-type="string">
            <text:p>h-1</text:p>
          </table:table-cell>
          <table:table-cell table:style-name="ce14" office:value-type="string" table:number-columns-spanned="3" table:number-rows-spanned="1">
            <text:p>കേരളം</text:p>
            <text:p>kee-ra-l_am`</text:p>
          </table:table-cell>
          <table:covered-table-cell table:number-columns-repeated="2" table:style-name="ce8"/>
          <table:table-cell table:style-name="ce22" office:value-type="string">
            <text:p><text:a xlink:href="https://en.wikipedia.org/wiki/Malayalam#Phonology">https://en.wikipedia.org/wiki/Malayalam#Phonology</text:a> </text:p>
            <text:p><text:a xlink:href="https://ml.wikipedia.org/wiki/ക">https://ml.wikipedia.org/wiki/ക</text:a>േരളം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5" table:formula="of:=[.B131]+1" office:value-type="float" office:value="8">
            <text:p>8</text:p>
          </table:table-cell>
          <table:table-cell table:style-name="ce7"/>
          <table:table-cell table:style-name="ce11" office:value-type="string">
            <text:p>r-1</text:p>
          </table:table-cell>
          <table:table-cell table:style-name="ce13"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32">
            <text:p>132</text:p>
          </table:table-cell>
          <table:table-cell table:style-name="ce5" office:value-type="float" office:value="1">
            <text:p>1</text:p>
          </table:table-cell>
          <table:table-cell table:style-name="ce7" office:value-type="date" office:date-value="2022-02-19T09:59:15.88">
            <text:p>0219</text:p>
          </table:table-cell>
          <table:table-cell table:style-name="ce11" office:value-type="string">
            <text:p>p-1</text:p>
          </table:table-cell>
          <table:table-cell table:style-name="ce13"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33">
            <text:p>133</text:p>
          </table:table-cell>
          <table:table-cell table:style-name="ce5" table:formula="of:=[.B13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5" table:formula="of:=[.B13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금요일. 맑은. / 절기 : 우수. 다음 절기는 경칩.</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5" table:formula="of:=[.B13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36">
            <text:p>136</text:p>
          </table:table-cell>
          <table:table-cell table:style-name="ce5" table:formula="of:=[.B136]+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37">
            <text:p>137</text:p>
          </table:table-cell>
          <table:table-cell table:style-name="ce5" table:formula="of:=[.B137]+1" office:value-type="float" office:value="6">
            <text:p>6</text:p>
          </table:table-cell>
          <table:table-cell table:style-name="ce7"/>
          <table:table-cell table:style-name="ce11" office:value-type="string">
            <text:p>s-1</text:p>
          </table:table-cell>
          <table:table-cell table:style-name="ce19"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8">
            <text:p>138</text:p>
          </table:table-cell>
          <table:table-cell table:style-name="ce5" office:value-type="float" office:value="1">
            <text:p>1</text:p>
          </table:table-cell>
          <table:table-cell table:style-name="ce7" office:value-type="date" office:date-value="2022-02-20T11:19:13.09">
            <text:p>0220</text:p>
          </table:table-cell>
          <table:table-cell table:style-name="ce11" office:value-type="string">
            <text:p>p-1</text:p>
          </table:table-cell>
          <table:table-cell table:style-name="ce13"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9">
            <text:p>139</text:p>
          </table:table-cell>
          <table:table-cell table:style-name="ce5" table:formula="of:=[.B13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140">
            <text:p>140</text:p>
          </table:table-cell>
          <table:table-cell table:style-name="ce5" table:formula="of:=[.B14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1">
            <text:p>141</text:p>
          </table:table-cell>
          <table:table-cell table:style-name="ce5" table:formula="of:=[.B14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42">
            <text:p>142</text:p>
          </table:table-cell>
          <table:table-cell table:style-name="ce5" table:formula="of:=[.B142]+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43">
            <text:p>143</text:p>
          </table:table-cell>
          <table:table-cell table:style-name="ce5" office:value-type="float" office:value="1">
            <text:p>1</text:p>
          </table:table-cell>
          <table:table-cell table:style-name="ce7" office:value-type="date" office:date-value="2022-02-21T10:34:15.859999">
            <text:p>0221</text:p>
          </table:table-cell>
          <table:table-cell table:style-name="ce11" office:value-type="string">
            <text:p>p-1</text:p>
          </table:table-cell>
          <table:table-cell table:style-name="ce13" office:value-type="string" table:number-columns-spanned="3" table:number-rows-spanned="1">
            <text:p>Niedziele, dwudziesiąty luta. / (1) Księ : &lt;1&gt; Wiek, 18.9. &lt;2&gt; Wschód, 21:04. / (2) Gwiazda : &lt;1&gt; Adara. To znajduje się poniżej <text:s/>Syriusza, lekko po lewej stronie. &lt;1-1&gt; Gwiazdozbiór Wielkiego Psa. Gwiazd epsilon. &lt;2&gt; Inny gwiazd w Wielkiego Psie. Też, poniżej Syriusza, po prawej stronie, lekko niższy niż Epsilon. To jest Zet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44">
            <text:p>144</text:p>
          </table:table-cell>
          <table:table-cell table:style-name="ce5" table:formula="of:=[.B14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o ścianie. Nie zeszli. (2) Mike pociera jej głową o powierzchnię ścian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145">
            <text:p>145</text:p>
          </table:table-cell>
          <table:table-cell table:style-name="ce5" table:formula="of:=[.B14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lt;1&gt; 프로키온과 베텔기우스를 맺은 선 (s1). &lt;2&gt; 아다라에서 s1로 그린 수직 이등분선 (s2). &lt;3&gt; s2를 북 쪽으로 늘린 선 (s3). &lt;4&gt; 이 선상에서 어제 밤, 공원으로 갈 때, 한 별을 발견했다. &lt;5&gt; 후보는, 남 쪽에서, 쌍둥이자리의, γ성, 알레나 (영어 : Alhena / 중국어 : 井宿三 jing3xiu4, 징시우 / 아랍어 : هنعه <text:s/>후나아이). 다른 하나는, ε성, 메부스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46">
            <text:p>146</text:p>
          </table:table-cell>
          <table:table-cell table:style-name="ce5" table:formula="of:=[.B14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다시 연습 뿐. 슬러. (2) 지금까지는, 술러를 할 때. 구멍를 누르는 방법은, 완전히 누루기, 또는, 열기. &lt;1&gt; 어제엔, 이들 완전한 위치지 않고, 절반 막는 위치 등, 중간의 위치에서 시작해, 더욱, 다른 구멍의 중간 위치로 슬러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5" table:formula="of:=[.B147]+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Масси'руйте э'ту часть. Я продолжаю эт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48">
            <text:p>148</text:p>
          </table:table-cell>
          <table:table-cell table:style-name="ce5" table:formula="of:=[.B148]+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المادة التاسعة والأربعون. / الفقرة الثانية.</text:p>
            <text:p>##:20220221_102836 / al-madaa[artykul` / al-faqra[paragraph.e / al-thaaniya[drugi</text:p>
          </table:table-cell>
          <table:covered-table-cell table:number-columns-repeated="2" table:style-name="ce8"/>
          <table:table-cell table:style-name="ce22" office:value-type="string">
            <text:p><text:a xlink:href="https://ihl-databases.icrc.org/applic/ihl/ihl.nsf/Treaty.xsp?documentId=AE2D398352C5B028C12563CD002D6B5C&amp;action=openDocument">https://ihl-databases.icrc.org/applic/ihl/ihl.nsf/Treaty.xsp?documentId=AE2D398352C5B028C12563CD002D6B5C&amp;action=openDocument</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49">
            <text:p>149</text:p>
          </table:table-cell>
          <table:table-cell table:style-name="ce5" office:value-type="float" office:value="1">
            <text:p>1</text:p>
          </table:table-cell>
          <table:table-cell table:style-name="ce7" office:value-type="date" office:date-value="2022-02-22T09:22:31.97">
            <text:p>0222</text:p>
          </table:table-cell>
          <table:table-cell table:style-name="ce11" office:value-type="string">
            <text:p>p-1</text:p>
          </table:table-cell>
          <table:table-cell table:style-name="ce13" office:value-type="string" table:number-columns-spanned="3" table:number-rows-spanned="1">
            <text:p>Poniedziałek, dwudziesiąty pierwszy luta. / (2) Księ : &lt;1&gt; Wiek, 19.9. &lt;2&gt; Wschód, 22:10. / (3) Gwiady : &lt;1&gt; Co dla Adary. Na lewo od Syriusza, trzy gwiady. &lt;2&gt; Trójkąt skierowany w górę. Dolny prawy, to jest Adarą. Dolny lewy, to jest gwiazdą η, Aldurą. &lt;3&gt; Szczyt, to jest gwiazdą δ, Wezen.</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0">
            <text:p>150</text:p>
          </table:table-cell>
          <table:table-cell table:style-name="ce5" table:formula="of:=[.B150]+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2) Najpierw, Kuro pozostał wewnątrz ogrodzenia. &lt;1&gt; Tylko Mike przyszedł do ściany. &lt;2&gt; A potem, w dół na ziem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5" table:formula="of:=[.B151]+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절기 : 우수 (올해는 3월 5일) 까지 나머지 열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52">
            <text:p>152</text:p>
          </table:table-cell>
          <table:table-cell table:style-name="ce5" table:formula="of:=[.B152]+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천체 : (1) 시리우스와 베텔기우스를 맺은 선 (s1). &lt;1&gt; s1 를 북 쪽으로 늘린 선 (s2). <text:s/>&lt;2&gt; s2 의 상 또는 좀 남 쪽. 카펠라. 일등성 (위키 따라). &lt;3&gt; 외관상(실질상)의 천정을 넘어있는 것 같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53">
            <text:p>153</text:p>
          </table:table-cell>
          <table:table-cell table:style-name="ce5" table:formula="of:=[.B153]+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시노 : (1) 연습. 슬러. &lt;1&gt; 전회 제안한 대로, 구멍에 대해, 완전하지 않고, 중간 상태에서 불기 시작해, 다른 구멍을 중간 상태 까지 누르었다. (2) 특히, 어제는 슬러의 범위로, 이웃은 구멍 까지지 않고, 더욱 한 더 옆의 구멍 까지 슬러를 계속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4">
            <text:p>154</text:p>
          </table:table-cell>
          <table:table-cell table:style-name="ce5" table:formula="of:=[.B154]+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1) вчера', ве'чером, при прие'&lt;jo&gt;ме ванны / (2) в ванне, я масси'ровала ле'вое плечо'. / (3) то'чно, эту часть плеча' я масси'ровал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55">
            <text:p>155</text:p>
          </table:table-cell>
          <table:table-cell table:style-name="ce5" table:formula="of:=[.B155]+1" office:value-type="float" office:value="7">
            <text:p>7</text:p>
          </table:table-cell>
          <table:table-cell table:style-name="ce7"/>
          <table:table-cell table:style-name="ce11" office:value-type="string">
            <text:p>a-1</text:p>
          </table:table-cell>
          <table:table-cell table:style-name="ce13" office:value-type="string" table:number-columns-spanned="3" table:number-rows-spanned="1">
            <text:p>المادة التاسعة والأربعون. / نقل. إبعاد. نزوح السكان. / نقل. إبعاد. نزوح السكان.</text:p>
            <text:p>al-taasiAU / al-arbaUwna / nuqila[transfer.e / ibaAAd[deportacja / nuzuwh^[transfer.e / al-sukaanu[ludnos`c` / haadza-ini[tych dwo`ch / al-AAmalayini[dwie-prace / haadzihi[to-jest / mah^dz^uwra[zabronione</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56">
            <text:p>156</text:p>
          </table:table-cell>
          <table:table-cell table:style-name="ce5" table:formula="of:=[.B156]+1" office:value-type="float" office:value="8">
            <text:p>8</text:p>
          </table:table-cell>
          <table:table-cell table:style-name="ce7"/>
          <table:table-cell table:style-name="ce11" office:value-type="string">
            <text:p>s-1</text:p>
          </table:table-cell>
          <table:table-cell table:style-name="ce19" office:value-type="string" table:number-columns-spanned="3" table:number-rows-spanned="1">
            <text:p>La población de la ciudad de Kawasaki. Es como un millón quinientos trenita y ocho mil. (1,538 K) / (2) La de la ciudad de Fujisawa, es, de alrededor de, cuatrocientos cuarenta y uno. (441 K) &lt;1&gt; Cociente, es, cero punto dos ocho seis. (0.286) &lt;2&gt; O, visto desde Fujisawa, tres punto quatro ocho seite. (3.487)</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5">
          <table:table-cell table:style-name="ce2" table:formula="of:=ROW()-1" office:value-type="float" office:value="157">
            <text:p>157</text:p>
          </table:table-cell>
          <table:table-cell table:style-name="ce5"/>
          <table:table-cell table:style-name="ce7" office:value-type="date" office:date-value="2022-02-23T11:05:06.35">
            <text:p>0223</text:p>
          </table:table-cell>
          <table:table-cell table:style-name="ce11" office:value-type="string">
            <text:p>p-1</text:p>
          </table:table-cell>
          <table:table-cell table:style-name="ce13" office:value-type="string" table:number-columns-spanned="3" table:number-rows-spanned="1">
            <text:p>Wtorek, dwudziesty drugi luta. / (1) Księ : Wiek, 20.9. &lt;2&gt; Wschód, 23:18. / [2] Gwiazdy : (1) Między Kapellą i Betelgezą, na linii prostej łączącej te dwie gwiazdy. &lt;1&gt; Tam, jest inna gwiazda. Mniej jasna niż Kapella. &lt;2&gt; Może być, gwiazda β, w gwiazdozbiorze Woźnicy. Ta gwiazda, według artykuli Wikipedia-u Japońskiego, jej obserwowana jasność, to drug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8">
            <text:p>158</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Obaj. Nie zeszli. (2) Mike przychodzi na ścianie do punktu, gdzie wysokość ściania staje się niższa. &lt;1&gt; Masuję jej talię. (3) Podczas tego, Kuro nie zbliża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화요일. / 절기: 우수 까지 나머지 열하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6">
          <table:table-cell table:style-name="ce2" table:formula="of:=ROW()-1" office:value-type="float" office:value="160">
            <text:p>160</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봄 절기 일본에서 볼 수 있는 새들. (2) 섬휘파람새. &lt;1&gt; 휘파람새과, 휘파람새속. (학명 : Cettiidae, Horornis / 중국어 : 日本树莺 riben shu4ying1, 리벤 슈우잉). &lt;2&gt; 신체의 크기는 참새보다 작다.</text:p>
          </table:table-cell>
          <table:covered-table-cell table:number-columns-repeated="2" table:style-name="ce8"/>
          <table:table-cell table:style-name="ce22" office:value-type="string">
            <text:p>https://www.jalan.net/news/article/529631/</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61">
            <text:p>161</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대갑 소리가 쉽게 나왔다. &lt;1&gt; <text:s/>밑입술의 안 쪽, 바로 들어간 곳. 그 부분을 그릇의 형태로 왜곡시킨다. &lt;2&gt; 게다가, 그 그릇을 극히 약간, 앞으로 밀어낸다. &lt;3&gt; 그러면, 소리가 나오기 시작한다. 취구 부분이 공명을 시작한다.</text:p>
          </table:table-cell>
          <table:covered-table-cell table:number-columns-repeated="2" table:style-name="ce8"/>
          <table:table-cell table:style-name="ce22" office:value-type="string">
            <text:p>https://blog.naver.com/PostView.nhn?isHttpsRedirect=true&amp;blogId=kateresa&amp;logNo=120205904663</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2">
            <text:p>162</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3">
            <text:p>163</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4">
            <text:p>164</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65">
            <text:p>165</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6">
            <text:p>166</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67">
            <text:p>167</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9">
            <text:p>169</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0">
            <text:p>170</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2">
            <text:p>172</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4">
            <text:p>174</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5">
            <text:p>175</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77">
            <text:p>177</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8">
            <text:p>178</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79">
            <text:p>179</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1">
            <text:p>181</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2">
            <text:p>182</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4">
            <text:p>184</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5">
            <text:p>185</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6">
            <text:p>186</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7">
            <text:p>187</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8">
            <text:p>188</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89">
            <text:p>189</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0">
            <text:p>190</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91">
            <text:p>191</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2">
            <text:p>192</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3">
            <text:p>193</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4">
            <text:p>194</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5">
            <text:p>195</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6">
            <text:p>196</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7">
            <text:p>197</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8">
            <text:p>198</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9">
            <text:p>199</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0">
            <text:p>200</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201">
            <text:p>201</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2">
            <text:p>202</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203">
            <text:p>203</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8">
          <table:table-cell table:number-columns-repeated="2" office:value-type="string">
            <text:p>*</text:p>
          </table:table-cell>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office:value-type="string">
            <text:p>*</text:p>
          </table:table-cell>
          <table:table-cell table:style-name="ce12" table:formula="of:=NOW()" office:value-type="date" office:date-value="2022-02-23T12:34:23">
            <text:p>0223 <text:s/>1234</text:p>
          </table:table-cell>
          <table:table-cell table:style-name="ce12" table:formula="of:=NOW()" office:value-type="date" office:date-value="2022-02-23T12:34:23">
            <text:p>0223 <text:s/>1234</text:p>
          </table:table-cell>
          <table:table-cell table:number-columns-repeated="2" table:style-name="ce12" office:value-type="string">
            <text:p>*</text:p>
          </table:table-cell>
          <table:table-cell table:style-name="ce12" table:formula="of:=NOW()" office:value-type="date" office:date-value="2022-02-23T12:34:23">
            <text:p>0223 <text:s/>1234</text:p>
          </table:table-cell>
          <table:table-cell table:style-name="ce12" office:value-type="string">
            <text:p>*</text:p>
          </table:table-cell>
          <table:table-cell table:number-columns-repeated="1010"/>
        </table:table-row>
        <table:table-row table:style-name="ro28">
          <table:table-cell table:number-columns-repeated="3"/>
          <table:table-cell table:style-name="ce11"/>
          <table:table-cell table:style-name="ce13" table:number-columns-spanned="3" table:number-rows-spanned="1"/>
          <table:covered-table-cell table:number-columns-repeated="2" table:style-name="ce8"/>
          <table:table-cell table:number-columns-repeated="5"/>
          <table:table-cell table:style-name="ce26"/>
          <table:table-cell table:number-columns-repeated="1011"/>
        </table:table-row>
        <table:table-row table:style-name="ro1">
          <table:table-cell table:number-columns-repeated="3"/>
          <table:table-cell table:style-name="ce12" table:formula="of:=NOW()" office:value-type="date" office:date-value="2022-02-23T12:34:23">
            <text:p>0223 <text:s/>1234</text:p>
          </table:table-cell>
          <table:table-cell table:style-name="ce12" table:formula="of:=NOW()" office:value-type="date" office:date-value="2022-02-23T12:34:23">
            <text:p>0223 <text:s/>1234</text:p>
          </table:table-cell>
          <table:table-cell table:style-name="ce8" table:number-columns-repeated="2"/>
          <table:table-cell table:number-columns-repeated="5"/>
          <table:table-cell table:style-name="ce26"/>
          <table:table-cell table:number-columns-repeated="1011"/>
        </table:table-row>
        <table:table-row table:style-name="ro1">
          <table:table-cell/>
          <table:table-cell table:style-name="Default"/>
          <table:table-cell table:number-columns-repeated="10"/>
          <table:table-cell table:style-name="ce2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6"/>
          <table:table-cell table:number-columns-repeated="1011"/>
        </table:table-row>
        <table:table-row table:style-name="ro1" table:number-rows-repeated="2">
          <table:table-cell table:number-columns-repeated="12"/>
          <table:table-cell table:style-name="ce2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6"/>
          <table:table-cell table:number-columns-repeated="1011"/>
        </table:table-row>
        <table:table-row table:style-name="ro1">
          <table:table-cell table:number-columns-repeated="12"/>
          <table:table-cell table:style-name="ce26"/>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6"/>
          <table:table-cell table:number-columns-repeated="1011"/>
        </table:table-row>
        <table:table-row table:style-name="ro29">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12"/>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6"/>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6"/>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1" table:number-rows-repeated="31">
          <table:table-cell table:number-columns-repeated="12"/>
          <table:table-cell table:style-name="ce26"/>
          <table:table-cell table:number-columns-repeated="1011"/>
        </table:table-row>
        <table:table-row table:style-name="ro1" table:number-rows-repeated="104832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3">2022/02/23</text:date>, <text:time>12:34: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3T12:34:21.42</dc:date>
    <dc:creator>iwabuchi ken</dc:creator>
    <meta:editing-duration>P13DT19H56M38S</meta:editing-duration>
    <meta:editing-cycles>1934</meta:editing-cycles>
    <meta:generator>OpenOffice/4.1.3$Win32 OpenOffice.org_project/413m1$Build-9783</meta:generator>
    <meta:document-statistic meta:table-count="1" meta:cell-count="990" meta:object-count="0"/>
  </office:meta>
</office:document-meta>
</file>